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53cm" fo:min-width="15.057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draw:fill="none" fo:min-height="1.655cm"/>
      <style:paragraph-properties style:writing-mode="lr-tb"/>
    </style:style>
    <style:style style:name="P1" style:family="paragraph">
      <style:paragraph-properties fo:text-align="center"/>
      <style:text-properties style:font-name="Georgia" fo:font-size="22pt" style:font-size-asian="22pt" style:font-size-complex="2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name="Georgia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Georgia" fo:font-size="21pt" style:font-size-asian="21pt" style:font-size-complex="21pt"/>
    </style:style>
    <style:style style:name="P5" style:family="paragraph">
      <loext:graphic-properties draw:fill="none"/>
      <style:paragraph-properties fo:text-align="center"/>
      <style:text-properties style:font-name="Georgia" fo:font-size="21pt" style:font-size-asian="21pt" style:font-size-complex="21pt"/>
    </style:style>
    <style:style style:name="P6" style:family="paragraph">
      <loext:graphic-properties draw:fill="none"/>
    </style:style>
    <style:style style:name="T1" style:family="text">
      <style:text-properties style:font-name="Georgia" fo:font-size="22pt" style:font-size-asian="22pt" style:font-size-complex="22pt"/>
    </style:style>
    <style:style style:name="T2" style:family="text">
      <style:text-properties style:font-name="Georgia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7cm" svg:height="17.78cm" svg:x="2.27cm" svg:y="4.175cm">
          <text:p text:style-name="P1"><text:span text:style-name="T1">Diagonal</text:span></text:p>
          <text:p text:style-name="P1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7.443cm" svg:height="7.13cm" draw:transform="rotate (-1.5707963267949) translate (11.659cm 5.83cm)" svg:viewBox="0 0 7444 7131" svg:d="M0 7130c892 23 1560-747 2108-1301 571-577 995-1231 1480-1883 449-604 949-1169 1480-1704 529-532 1048-1094 1704-1480l493-359 179-403">
          <text:p/>
        </draw:path>
        <draw:path draw:style-name="gr3" draw:text-style-name="P5" draw:layer="layout" svg:width="10.582cm" svg:height="0.873cm" svg:x="5.247cm" svg:y="15.337cm" svg:viewBox="0 0 10583 874" svg:d="M0 0c2579 154 5108 1022 7713 852 730-47 1467 48 2197-44l538-225 135-45">
          <text:p text:style-name="P4"><text:span text:style-name="T2">Horizo</text:span><text:span text:style-name="T2">ntal</text:span></text:p>
        </draw:path>
        <draw:path draw:style-name="gr2" draw:text-style-name="P3" draw:layer="layout" svg:width="1.577cm" svg:height="2.67cm" draw:transform="rotate (-0.461465054227301) translate (9.337cm 17.58cm)" svg:viewBox="0 0 1578 2671" svg:d="M0 0c572 208 634 847 899 1305 232 401 412 830 619 1245l60 121">
          <text:p/>
        </draw:path>
        <draw:frame draw:style-name="gr4" draw:text-style-name="P6" draw:layer="layout" svg:width="5.319cm" svg:height="1.905cm" svg:x="9.968cm" svg:y="18.462cm">
          <draw:text-box>
            <text:p><text:span text:style-name="T1">Vertika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8T16:09:24.479208192</meta:creation-date>
    <dc:date>2023-07-08T16:13:17.797149387</dc:date>
    <meta:editing-duration>PT3M54S</meta:editing-duration>
    <meta:editing-cycles>1</meta:editing-cycles>
    <meta:document-statistic meta:object-count="5"/>
    <meta:generator>LibreOffice/7.3.7.2$Linux_X86_64 LibreOffice_project/30$Build-2</meta:generator>
  </office:meta>
</office:document-meta>
</file>